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46</text:p>
      <text:p text:style-name="Standard"/>
      <text:p text:style-name="Standard">Demandeur : EARL LA FERME D'EMMA</text:p>
      <text:p text:style-name="Standard">Adresse : LE ROCHER<text:line-break/>22130 LANGUENAN</text:p>
      <text:p text:style-name="Standard">Cédant : SARL DE CARIMEL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LANGUENAN</text:p>
      <text:p text:style-name="Standard"/>
      <text:p text:style-name="Standard"/>
      <text:p text:style-name="Standard"/>
      <text:p text:style-name="P1">Dossier n° : C22250346</text:p>
      <text:p text:style-name="P1"/>
      <text:p text:style-name="P1">Demandeur : EARL LA FERME D'EMMA</text:p>
      <text:p text:style-name="P1">Adresse : LE ROCHER<text:line-break/>22130 LANGUENAN</text:p>
      <text:p text:style-name="P1">Cédant : SARL DE CARIMEL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LANGUENAN</text:p>
      <text:p text:style-name="P1"/>
      <text:p text:style-name="P1"/>
      <text:p text:style-name="P1">Parcelles : B197</text:p>
      <text:p text:style-name="P1">Superficie : 0,7239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